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cccccc" style:font-name="Segoe WPC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Segoe WPC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size="9.75pt" style:font-size-asian="10pt" style:font-size-complex="10pt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T1" style:family="text">
      <style:text-properties fo:font-variant="normal" fo:text-transform="none" fo:color="#cccccc" style:font-name="Segoe WPC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A struktúrát egy webes informatikai felületen és prezentációban is kell megjeleníteni , a struktúra egy központi módszertant ábrázoljon diagramszerűen. miNDEN VÁROSNAk vagy falunak lenne egy ilyen diagram rendszere, ami visszajelezné az aktivitás szintjét. Legyen magyarország térkép a kárpátmedencére levetítve. </text:p>
      <text:p text:style-name="P3">A rendszernek kezelni kell a tagságot olyan azonosítással amely az adatbázisában nem tartalmazza a felhasználó nevét és címét. Ha sérülne vagy feltörnék az adatbázist, akkor a felhasználók személyes adatai maradjanak biztonságban. Ugyanakor a felhasználó azonosítása egy erősen titkosított esetlegesen blockchain </text:p>
      <text:p text:style-name="P3">alapon történhetne úgy hogy mindenkinek lenne egy wallete, ami a megszerzett tudását, kvalifikációit rangját tartalmazná.</text:p>
      <text:list xml:id="list3408974146422212063" text:style-name="L1">
        <text:list-item>
          <text:p text:style-name="P2">A közösség szervezeti felépítésének rendszerét?</text:p>
        </text:list-item>
      </text:list>
      <text:p text:style-name="P1"/>
      <text:p text:style-name="P1">Fővárosi megújuló fő minta.</text:p>
      <text:p text:style-name="P1">Minden módosítással automatikusan minden alminta ugyanúgy módosul.</text:p>
      <text:p text:style-name="P1">Fő cél a hasonló gondolkodású választók kultúrközeggé kovácsolása.</text:p>
      <text:p text:style-name="P1"/>
      <text:p text:style-name="P1">Első lépés:</text:p>
      <text:p text:style-name="P1">Megszólítás!</text:p>
      <text:p text:style-name="P1">Felelősségvállalás személyes részvétel nemzeti ünnepeken a helyi szervezet megjelenésével.</text:p>
      <text:p text:style-name="P1">A választási statisztikákból megfeleltetve lemérni, hány ember érintett az azonos értékrend mellett.</text:p>
      <text:p text:style-name="P1">Mekkora volt a pl a Mi Hazánk válalsztási eredménye településenként.</text:p>
      <text:p text:style-name="P1"/>
      <text:p text:style-name="P1">A felnőttek megszólítása úgy hogy rajtuk keresztül ha van, akkor <text:s/>a családjuk, gyermekük is </text:p>
      <text:p text:style-name="P1">részt vegyen a közösségi eseményen.</text:p>
      <text:p text:style-name="P1"/>
      <text:p text:style-name="P1">Pl 1,</text:p>
      <text:p text:style-name="P1">Nemzeti ünnepek.</text:p>
      <text:p text:style-name="P1"><text:s text:c="2"/>48-as Márciusi események. Zászlófelvonás. Tisztelgés, megemlékezés. Tanulmányok az eseményekről gyerekek</text:p>
      <text:p text:style-name="P1">számára videó előadások formájában előadva fiatal előadókkal könnyed formában. Lokális és globális logikát is bemutatva.</text:p>
      <text:p text:style-name="P1">Hasonló módszerekkel az állami és a szakrális ünnepeket is bevonva. </text:p>
      <text:p text:style-name="P1">Fontos, hogy az események formálják a közösséget. </text:p>
      <text:p text:style-name="P1"/>
      <text:p text:style-name="P1">A közösségszervezés nyinvánuljon meg a gyermekek viseletében is, láttatva, hogy ha egy osztályba vagy iskolába járva hasonló értékrenden vannak. Legyen divat Magyarnak lenni.</text:p>
      <text:p text:style-name="P1"/>
      <text:p text:style-name="P1">Családi szinten követendő mintázatok.</text:p>
      <text:p text:style-name="P1">A gyermekek digitális védelme, testi-lelki képzése. </text:p>
      <text:p text:style-name="P1"/>
      <text:p text:style-name="P1">Pl: </text:p>
      <text:p text:style-name="P1">- legalább egy hangszer mesterségének megtanítása ,valamint egy </text:p>
      <text:p text:style-name="P1">harcművészeti képzésre való beiratása. Erre alpulhat helyi nyári edző és kultúr kézműves táborok indítása.</text:p>
      <text:p text:style-name="P1">- Zártkörű Ifjúsági helység bérlése, beléptetőrendszerrel, ahova felsősök, gimisek, iskola után elmehetnek enni, inni, tanulni ismerkedni. Ennek az anyagi támogatása városonként a szavazóbázisból vagy állami támogatásból is finanszírozgató lehet.</text:p>
      <text:p text:style-name="P1"/>
      <text:p text:style-name="P1">Fontos, hogy a gyerekek ismerjék meg egymást és egy értékrendi kollektíva érzése foganjon meg bennük.</text:p>
      <text:p text:style-name="P1"/>
      <text:p text:style-name="P1">Túrák, szakrális földrajztúrák szervezése. </text:p>
      <text:p text:style-name="P1"/>
      <text:p text:style-name="P1">Családi, közösségi piknikek a közeli zöldövezetben.</text:p>
      <text:p text:style-name="P1"/>
      <text:p text:style-name="P1">Kertvárosban, lakótelepen közeli szalonnasütő helyek rendszeres használata és közösségi terek fejlesztése.</text:p>
      <text:p text:style-name="P1">Családi házas környezetben közös kerti, grillezés alkalmanként családosok részére, lehetőleg hasonló korosztályú</text:p>
      <text:p text:style-name="P1">gyermekekkel. A részvételt egy nyílvántartó rendszernek is segíteni e kell, hogy hatékonyabb legyen a korosztályok </text:p>
      <text:p text:style-name="P1">hangolása.</text:p>
      <text:p text:style-name="P1"/>
      <text:p text:style-name="P1"/>
      <text:p text:style-name="P4"><text:span text:style-name="T1">A generációk közötti értékátadás módszertana.</text:span></text:p>
      <text:p text:style-name="P4"><text:soft-page-break/><text:span text:style-name="T1"/></text:p>
      <text:p text:style-name="P1"/>
      <text:p text:style-name="P1">Az érő fiatal korosztály megszerzett ismereteit továbbadásra kell bátorítani és képző köröket létrehozni </text:p>
      <text:p text:style-name="P1">fiatalabb generációk részvételére. Ezek alapvető kézműves, művészeti, tudományos ismeretterjesztő </text:p>
      <text:p text:style-name="P1">körök lennének. </text:p>
      <text:p text:style-name="P1">A közösségből kiválhatnak késöbbi hivatásos pedagógusok, akik fentartják és fejlesztik a rendszert.</text:p>
      <text:p text:style-name="P1">A finanszírozás közösségi szinten is tamogatható lenne.</text:p>
      <text:p text:style-name="P1"/>
      <text:p text:style-name="Standard"/>
      <text:p text:style-name="Standard"/>
      <text:p text:style-name="Text_20_body">Röviden:<text:line-break/><text:span text:style-name="Strong_20_Emphasis">a terv technológiai szinten elég „high-end”, de megvalósítási szinten még koncepció/architektúra fázisban van.</text:span></text:p>
      <text:p text:style-name="Text_20_body">Olyan, mintha már megtervezted volna egy űrállomás moduljait – de még nincs összecsavarozva semmi. ?</text:p>
      <text:p text:style-name="Horizontal_20_Line"/>
      <text:h text:style-name="Heading_20_2" text:outline-level="2">1. Fejlettségi szint – hova tenném?</text:h>
      <text:p text:style-name="Text_20_body">Ha nagyon leegyszerűsítem a skálát:</text:p>
      <text:list xml:id="list5330696383721280484" text:style-name="L3">
        <text:list-item>
          <text:p text:style-name="P5">Ötlet / szlogen</text:p>
        </text:list-item>
        <text:list-item>
          <text:p text:style-name="P5">Vázlatos koncepció („csináljunk valamit DID-del”)</text:p>
        </text:list-item>
        <text:list-item>
          <text:p text:style-name="P5"><text:span text:style-name="Strong_20_Emphasis">Architektúra-terv, komponensekre bontva</text:span></text:p>
        </text:list-item>
        <text:list-item>
          <text:p text:style-name="P5">MVP-specifikáció (konkrét technológiák, fő use case-ek, első release)</text:p>
        </text:list-item>
        <text:list-item>
          <text:p text:style-name="P5">Megvalósított MVP</text:p>
        </text:list-item>
        <text:list-item>
          <text:p text:style-name="P5">Stabil, skálázott rendszer</text:p>
        </text:list-item>
      </text:list>
      <text:p text:style-name="Text_20_body">Amit leírtál, az <text:span text:style-name="Strong_20_Emphasis">2 → 3 között van</text:span>:</text:p>
      <text:list xml:id="list8528779353476653021" text:style-name="L4">
        <text:list-item>
          <text:p text:style-name="P6">Már <text:span text:style-name="Strong_20_Emphasis">nem csak ötlet</text:span>, hanem:</text:p>
          <text:list>
            <text:list-item>
              <text:p text:style-name="P6">választottál sztenderdeket: W3C DID, W3C VC, BBS, H3/S2, smart contract-ok, DAG, Polygon/Ethereum,</text:p>
            </text:list-item>
            <text:list-item>
              <text:p text:style-name="P6">definiáltál <text:span text:style-name="Strong_20_Emphasis">rendszer-szintű funkciókat</text:span>: kvalifikációs VC-k, szervezeti hierarchia, geohash-alapú anonimizált lokáció, audit trail, esemény-kezelés, rangok.</text:p>
            </text:list-item>
          </text:list>
        </text:list-item>
        <text:list-item>
          <text:p text:style-name="P6">Viszont még hiányzik néhány dolog ahhoz, hogy <text:span text:style-name="Strong_20_Emphasis">MVP-spec legyen</text:span>:</text:p>
          <text:list>
            <text:list-item>
              <text:p text:style-name="P6">konkrét <text:span text:style-name="Strong_20_Emphasis">use case-sorrend</text:span>: mi lesz az <text:span text:style-name="Emphasis">első</text:span> feature, amit tényleg lefejlesztesz?</text:p>
            </text:list-item>
            <text:list-item>
              <text:p text:style-name="P6"><text:span text:style-name="Strong_20_Emphasis">non-funkcionális követelmények</text:span>: terhelés, biztonsági elvárások, jogi keret (adatkezelés, egyesület/NGO forma, stb.),</text:p>
            </text:list-item>
            <text:list-item>
              <text:p text:style-name="P6"><text:span text:style-name="Strong_20_Emphasis">prioritások</text:span>: mi marad a 2. fázisra (ZK, BBS, full DAG-hierarchia), mi kell rögtön.</text:p>
            </text:list-item>
          </text:list>
        </text:list-item>
      </text:list>
      <text:p text:style-name="Text_20_body">A technológiai szintje viszont kifejezetten magas:</text:p>
      <text:list xml:id="list4359109827453384616" text:style-name="L5">
        <text:list-item>
          <text:p text:style-name="P7"><text:span text:style-name="Strong_20_Emphasis">SSI / Web3 identitás</text:span> világában ez <text:span text:style-name="Strong_20_Emphasis">top ligás</text:span> design (DID + VC + ZK + geohash + hierarchikus smart contract governance együtt).</text:p>
        </text:list-item>
        <text:list-item>
          <text:p text:style-name="P7">Ez bőven elférne egy <text:span text:style-name="Strong_20_Emphasis">whitepaper</text:span> vagy PhD-kutatási terv szintjén is.</text:p>
        </text:list-item>
      </text:list>
      <text:p text:style-name="Horizontal_20_Line"/>
      <text:h text:style-name="Heading_20_2" text:outline-level="2"><text:soft-page-break/>2. A külön részek fejlettsége (mai ökoszisztémához képest)</text:h>
      <text:p text:style-name="Text_20_body"><text:span text:style-name="Strong_20_Emphasis">a) DID + VC + wallet integráció</text:span><text:line-break/>→ Ez ma már <text:span text:style-name="Strong_20_Emphasis">érett/használatban lévő technológia</text:span> (TRL ~7–8).</text:p>
      <text:list xml:id="list1907022793001714260" text:style-name="L6">
        <text:list-item>
          <text:p text:style-name="P8">Reális, stabil stack: ION, did:key, did:web, PolygonID, Spruce, Dock, stb.</text:p>
        </text:list-item>
        <text:list-item>
          <text:p text:style-name="P8">A te terved: <text:span text:style-name="Strong_20_Emphasis">összhangban van a W3C-s világgal</text:span>, tehát nem „sci-fi”.</text:p>
        </text:list-item>
      </text:list>
      <text:p text:style-name="Text_20_body"><text:span text:style-name="Strong_20_Emphasis">b) Geohash + privacy (városszintű lokáció + ZK)</text:span><text:line-break/>→ Itt már <text:span text:style-name="Strong_20_Emphasis">kísérleti / kutatási jellegű</text:span> a történet:</text:p>
      <text:list xml:id="list4843581473561991172" text:style-name="L7">
        <text:list-item>
          <text:p text:style-name="P9">H3/S2 geohash stabil,</text:p>
        </text:list-item>
        <text:list-item>
          <text:p text:style-name="P9">városszintű anonimitás → jó privacy-kompromisszum,</text:p>
        </text:list-item>
        <text:list-item>
          <text:p text:style-name="P9">ZK (BBS+ creds, selective disclosure) → <text:span text:style-name="Strong_20_Emphasis">létező, de komplex</text:span>: TRL 5–7 körül, implementálni sok munka.</text:p>
        </text:list-item>
      </text:list>
      <text:p text:style-name="Text_20_body"><text:span text:style-name="Strong_20_Emphasis">c) Kvalifikációs / rangrendszer VC-ként</text:span><text:line-break/>→ Modell-szinten nagyon jó:</text:p>
      <text:list xml:id="list5536106406484816295" text:style-name="L8">
        <text:list-item>
          <text:p text:style-name="P10">hierarchikus rangok, több típusú credential (közösségi, kulturális, vezetői, gyerek/ifjú/felnőtt),</text:p>
        </text:list-item>
        <text:list-item>
          <text:p text:style-name="P10">ez pont az, amire a VC-t „kitalálták”.<text:line-break/>Fejlettségi szint: <text:span text:style-name="Strong_20_Emphasis">konceptuálisan kiforrott, technikailag implementálható</text:span> (TRL 6–7, ha van csapat).</text:p>
        </text:list-item>
      </text:list>
      <text:p text:style-name="Text_20_body"><text:span text:style-name="Strong_20_Emphasis">d) Smart contract alapú szervezeti DAG</text:span><text:line-break/>→ Ez már <text:span text:style-name="Strong_20_Emphasis">innovatív, határeset</text:span> a kutatás-fejlesztés és termék között:</text:p>
      <text:list xml:id="list3237496972218166773" text:style-name="L9">
        <text:list-item>
          <text:p text:style-name="P11">sok projekt próbál DAOkat, governance DAG-okat, moduláris szervezeti struktúrákat,</text:p>
        </text:list-item>
        <text:list-item>
          <text:p text:style-name="P11">de a „főváros → város → község” hierarchiát smart contract szinten, automatikus propagációval kiépíteni nem triviális.<text:line-break/>Fejlettségi szint: <text:span text:style-name="Strong_20_Emphasis">ötletes, de K+F-igényes</text:span>.</text:p>
        </text:list-item>
      </text:list>
      <text:p text:style-name="Text_20_body"><text:span text:style-name="Strong_20_Emphasis">e) UI/UX, térkép, eseménykezelés, dashboard</text:span><text:line-break/>→ Ezek „csak” <text:span text:style-name="Strong_20_Emphasis">klasszikus web/app fejlesztés</text:span> (React, térkép, grafikonok, filterek):</text:p>
      <text:list xml:id="list42954215718054301" text:style-name="L10">
        <text:list-item>
          <text:p text:style-name="P12">technikailag teljesen hétköznapi,</text:p>
        </text:list-item>
        <text:list-item>
          <text:p text:style-name="P12">kihívás inkább koncepcionális: hogyan mutatsz <text:span text:style-name="Strong_20_Emphasis">anonim, de értelmes</text:span> statisztikákat.</text:p>
        </text:list-item>
      </text:list>
      <text:p text:style-name="Horizontal_20_Line"/>
      <text:h text:style-name="Heading_20_2" text:outline-level="2">3. A „Further Considerations” kérdéseidre röviden</text:h>
      <text:h text:style-name="Heading_20_3" text:outline-level="3">Privacy vs. aggregált elemzés</text:h>
      <text:p text:style-name="Quotations">„Megjelenik-e ez az analytics dashboardban?”</text:p>
      <text:list xml:id="list7974368039258521755" text:style-name="L11">
        <text:list-item>
          <text:p text:style-name="P13"><text:span text:style-name="Strong_20_Emphasis">Igen, de csak aggregáltan.</text:span></text:p>
        </text:list-item>
        <text:list-item>
          <text:p text:style-name="P13">A dashboard olyan szinten gondolkodik, hogy:</text:p>
          <text:list>
            <text:list-item>
              <text:p text:style-name="P13">„X városban Y rangú felhasználóból Z vett részt eseményeken ebben a hónapban.”</text:p>
            </text:list-item>
            <text:list-item>
              <text:p text:style-name="P13">Nincs: név, cím, egyedi profil.</text:p>
            </text:list-item>
          </text:list>
        </text:list-item>
        <text:list-item>
          <text:p text:style-name="P13"><text:soft-page-break/>Fejlettségi szint: ez <text:span text:style-name="Strong_20_Emphasis">adatvédelmi szempontból is vállalható</text:span>, jó irány.</text:p>
        </text:list-item>
      </text:list>
      <text:h text:style-name="Heading_20_3" text:outline-level="3">Finanszírozás, chain-választás</text:h>
      <text:list xml:id="list377974886830755680" text:style-name="L12">
        <text:list-item>
          <text:p text:style-name="P14">MVP-re én: <text:span text:style-name="Strong_20_Emphasis">Polygon / vagy akár egy permissioned EVM chain</text:span> (pl. saját PoA hálózat) + később átjárhatóság.</text:p>
        </text:list-item>
        <text:list-item>
          <text:p text:style-name="P14">Ethereum L1: inkább hosszú távon, vagy csak kritikus meta-adatokra (root of trust).</text:p>
        </text:list-item>
        <text:list-item>
          <text:p text:style-name="P14">Solana/Celo: opció, de fejlesztői ökoszisztémát is mérlegelni kell.</text:p>
        </text:list-item>
      </text:list>
      <text:h text:style-name="Heading_20_3" text:outline-level="3">Pilot / rollout</text:h>
      <text:list xml:id="list6886275801887148182" text:style-name="L13">
        <text:list-item>
          <text:p text:style-name="P15">Reálisan:</text:p>
          <text:list>
            <text:list-item>
              <text:p text:style-name="P15"><text:span text:style-name="Strong_20_Emphasis">Architektúra véglegesítés + tech spike-ok</text:span> (DID + VC + chain) → 2–3 hónap</text:p>
            </text:list-item>
            <text:list-item>
              <text:p text:style-name="P15"><text:span text:style-name="Strong_20_Emphasis">1 településes pilot (MVP)</text:span>: 6–9 hónap fejlesztéssel (kis csapat).</text:p>
            </text:list-item>
            <text:list-item>
              <text:p text:style-name="P15"><text:span text:style-name="Strong_20_Emphasis">5–10 városos pilot</text:span>: +6–12 hónap, attól függ, mennyi offline szervezés és tréning van.</text:p>
            </text:list-item>
          </text:list>
        </text:list-item>
      </text:list>
      <text:h text:style-name="Heading_20_3" text:outline-level="3">Szavazási adatok</text:h>
      <text:list xml:id="list4681814594000990999" text:style-name="L14">
        <text:list-item>
          <text:p text:style-name="P16">Településszintű választási eredmények <text:span text:style-name="Strong_20_Emphasis">általában nyilvánosak</text:span>,</text:p>
        </text:list-item>
        <text:list-item>
          <text:p text:style-name="P16">de: felhasználod → <text:span text:style-name="Strong_20_Emphasis">adatvédelmi, politikai, kommunikációs szempontból érzékeny</text:span>.</text:p>
        </text:list-item>
        <text:list-item>
          <text:p text:style-name="P16">Ez inkább <text:span text:style-name="Strong_20_Emphasis">politikai-stratégiai kérdés</text:span>, nem technikai.</text:p>
        </text:list-item>
      </text:list>
      <text:p text:style-name="Horizontal_20_Line"/>
      <text:h text:style-name="Heading_20_2" text:outline-level="2">4. Mi a következő „fejlettségi lépés”?</text:h>
      <text:p text:style-name="Text_20_body">Ha <text:span text:style-name="Strong_20_Emphasis">szintet akarsz lépni</text:span> a mostani állapothoz képest, akkor a következő lenne logikus:</text:p>
      <text:list xml:id="list7504216342342049863" text:style-name="L15">
        <text:list-item>
          <text:p text:style-name="P17"><text:span text:style-name="Strong_20_Emphasis">Kijelölni egy MVP-t</text:span>:</text:p>
          <text:list>
            <text:list-item>
              <text:p text:style-name="P17">1 chain (pl. Polygon testnet),</text:p>
            </text:list-item>
            <text:list-item>
              <text:p text:style-name="P17">1 DID-metódus,</text:p>
            </text:list-item>
            <text:list-item>
              <text:p text:style-name="P17">1–2 VC-típus (pl. „Részvétel eseményen”, „Közösségi rang 1”),</text:p>
            </text:list-item>
            <text:list-item>
              <text:p text:style-name="P17">1 településmodellt,</text:p>
            </text:list-item>
            <text:list-item>
              <text:p text:style-name="P17">egyszerű webes UI (még mobilweb is elég).</text:p>
            </text:list-item>
          </text:list>
        </text:list-item>
        <text:list-item>
          <text:p text:style-name="P17"><text:span text:style-name="Strong_20_Emphasis">Egy 1 oldalas „MVP scope” dokumentum</text:span>:</text:p>
          <text:list>
            <text:list-item>
              <text:p text:style-name="P17">mit tud az első verzió,</text:p>
            </text:list-item>
            <text:list-item>
              <text:p text:style-name="P17">mit <text:span text:style-name="Emphasis">nem</text:span> tud még (pl. ZK, DAG-hierarchia, analytics csak minimálisan).</text:p>
            </text:list-item>
          </text:list>
        </text:list-item>
      </text:list>
      <text:p text:style-name="Text_20_body">Ha akarod, a következő körben:</text:p>
      <text:list xml:id="list6167905978160674174" text:style-name="L16">
        <text:list-item>
          <text:p text:style-name="P18">meg tudom írni neked <text:span text:style-name="Strong_20_Emphasis">az MVP-szintű specifikáció első vázlatát</text:span>,</text:p>
        </text:list-item>
        <text:list-item>
          <text:p text:style-name="P18">vagy lebontom a mostani nagy tervet <text:span text:style-name="Strong_20_Emphasis">3 fázisra</text:span>:</text:p>
          <text:list>
            <text:list-item>
              <text:p text:style-name="P18">Fázis 1: működő, de egyszerű,</text:p>
            </text:list-item>
            <text:list-item>
              <text:p text:style-name="P18">Fázis 2: okosabb privacy / rangkezelés,</text:p>
            </text:list-item>
            <text:list-item>
              <text:p text:style-name="P18"><text:soft-page-break/>Fázis 3: teljes Kárpát-medence + advanced analytics.</text:p>
            </text:list-item>
          </text:list>
        </text:list-item>
      </text:list>
      <text:p text:style-name="Standard"/>
      <text:p text:style-name="Standard"/>
      <text:p text:style-name="Standard"/>
      <text:p text:style-name="Standard">Gyerekvédelem fül: </text:p>
      <text:p text:style-name="Standard"/>
      <text:p text:style-name="Standard">a blockchain alapján tárolt érdemek alapján a rendszer emelje ki a legügyesebb gyerekeket és díjazza őket.</text:p>
      <text:p text:style-name="Standard">Ez lehet közösségi finanszírozás. Amennyiben az érintett kiemelt gyermek nem tart igényt a támogatásra, eldöntheti, hogy felajánlja más számá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04T13:05:28.62</meta:creation-date>
    <meta:document-statistic meta:table-count="0" meta:image-count="0" meta:object-count="0" meta:page-count="5" meta:paragraph-count="119" meta:word-count="1145" meta:character-count="8348"/>
    <dc:date>2025-12-06T11:34:46.89</dc:date>
    <meta:editing-duration>P1DT18H35M36S</meta:editing-duration>
    <meta:editing-cycles>1</meta:editing-cycles>
    <meta:generator>OpenOffice/4.1.15$Win32 OpenOffice.org_project/4115m2$Build-9813</meta:generator>
  </office:meta>
</office:document-meta>
</file>